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1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6" style:family="table-cell" style:parent-style-name="Default" style:data-style-name="N124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99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1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1"/>
          <table:table-cell table:style-name="ce4"/>
          <table:table-cell table:style-name="ce8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2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 table:formula="of:=kredyt1+[.H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 table:formula="of:=[.H8]*stopa1/12" office:value-type="float" office:value="60.9058435484269" calcext:value-type="float">
            <text:p><text:s/>60,91 zł </text:p>
          </table:table-cell>
          <table:table-cell table:style-name="ce34" table:formula="of:=[.G9]+[.H8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 table:formula="of:=[.H9]*stopa1/12" office:value-type="float" office:value="55.5510593871766" calcext:value-type="float">
            <text:p><text:s/>55,55 zł </text:p>
          </table:table-cell>
          <table:table-cell table:style-name="ce34" table:formula="of:=[.G10]+[.H9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 table:formula="of:=[.H10]*stopa1/12" office:value-type="float" office:value="50.1605766648513" calcext:value-type="float">
            <text:p><text:s/>50,16 zł </text:p>
          </table:table-cell>
          <table:table-cell table:style-name="ce34" table:formula="of:=[.G11]+[.H10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 table:formula="of:=[.H11]*stopa1/12" office:value-type="float" office:value="44.7341573910438" calcext:value-type="float">
            <text:p><text:s/>44,73 zł </text:p>
          </table:table-cell>
          <table:table-cell table:style-name="ce34" table:formula="of:=[.G12]+[.H11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 table:formula="of:=[.H12]*stopa1/12" office:value-type="float" office:value="39.2715619887443" calcext:value-type="float">
            <text:p><text:s/>39,27 zł </text:p>
          </table:table-cell>
          <table:table-cell table:style-name="ce34" table:formula="of:=[.G13]+[.H12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 table:formula="of:=[.H13]*stopa1/12" office:value-type="float" office:value="33.7725492837628" calcext:value-type="float">
            <text:p><text:s/>33,77 zł </text:p>
          </table:table-cell>
          <table:table-cell table:style-name="ce34" table:formula="of:=[.G14]+[.H13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 table:formula="of:=[.H14]*stopa1/12" office:value-type="float" office:value="28.2368764940814" calcext:value-type="float">
            <text:p><text:s/>28,24 zł </text:p>
          </table:table-cell>
          <table:table-cell table:style-name="ce34" table:formula="of:=[.G15]+[.H14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 table:formula="of:=[.H15]*stopa1/12" office:value-type="float" office:value="22.6642992191355" calcext:value-type="float">
            <text:p><text:s/>22,66 zł </text:p>
          </table:table-cell>
          <table:table-cell table:style-name="ce34" table:formula="of:=[.G16]+[.H15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 table:formula="of:=[.H16]*stopa1/12" office:value-type="float" office:value="17.0545714290232" calcext:value-type="float">
            <text:p><text:s/>17,05 zł </text:p>
          </table:table-cell>
          <table:table-cell table:style-name="ce34" table:formula="of:=[.G17]+[.H16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 table:formula="of:=[.H17]*stopa1/12" office:value-type="float" office:value="11.4074454536436" calcext:value-type="float">
            <text:p><text:s/>11,41 zł </text:p>
          </table:table-cell>
          <table:table-cell table:style-name="ce34" table:formula="of:=[.G18]+[.H17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 table:formula="of:=[.H18]*stopa1/12" office:value-type="float" office:value="5.72267197176139" calcext:value-type="float">
            <text:p><text:s/>5,72 zł </text:p>
          </table:table-cell>
          <table:table-cell table:style-name="ce34" table:formula="of:=[.G19]+[.H18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15" table:formula="of:=SUM([.C8:.C19])" office:value-type="float" office:value="438.611490250529" calcext:value-type="float">
            <text:p>438,611490250529</text:p>
          </table:table-cell>
          <table:table-cell table:style-name="ce15"/>
          <table:table-cell/>
          <table:table-cell table:style-name="ce26"/>
          <table:table-cell table:style-name="ce26" table:formula="of:=SUM([.G8:.G19])" office:value-type="float" office:value="369.481612831651" calcext:value-type="float">
            <text:p>369,481612831651</text:p>
          </table:table-cell>
          <table:table-cell table:style-name="ce26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96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1" calcext:value-type="percentage">
            <text:p>1%</text:p>
          </table:table-cell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string" calcext:value-type="string">
            <text:p>WPŁATA DOKONYWANA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start" office:value-type="float" office:value="0" calcext:value-type="float">
            <text:p><text:s/>- zł </text:p>
          </table:table-cell>
          <table:table-cell/>
          <table:table-cell table:style-name="ce24"/>
          <table:table-cell table:style-name="ce28"/>
          <table:table-cell table:style-name="ce34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2/12" office:value-type="float" office:value="0" calcext:value-type="float">
            <text:p><text:s/>- zł </text:p>
          </table:table-cell>
          <table:table-cell table:style-name="ce20" table:formula="of:=[.D7]+[.C8]+rata" office:value-type="float" office:value="300" calcext:value-type="float">
            <text:p><text:s/>300,00 zł </text:p>
          </table:table-cell>
          <table:table-cell/>
          <table:table-cell table:style-name="ce25" table:formula="of:=[.H7]+rata" office:value-type="float" office:value="300" calcext:value-type="float">
            <text:p><text:s/>300,00 zł </text:p>
          </table:table-cell>
          <table:table-cell table:style-name="ce29" table:formula="of:=[.F8]*stopa2/12" office:value-type="float" office:value="0.25" calcext:value-type="float">
            <text:p><text:s/>0,25 zł </text:p>
          </table:table-cell>
          <table:table-cell table:style-name="ce34" table:formula="of:=[.F8]+[.G8]" office:value-type="float" office:value="300.25" calcext:value-type="float">
            <text:p><text:s/>300,2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2/12" office:value-type="float" office:value="0.25" calcext:value-type="float">
            <text:p><text:s/>0,25 zł </text:p>
          </table:table-cell>
          <table:table-cell table:style-name="ce20" table:formula="of:=[.D8]+[.C9]+rata" office:value-type="float" office:value="600.25" calcext:value-type="float">
            <text:p><text:s/>600,25 zł </text:p>
          </table:table-cell>
          <table:table-cell/>
          <table:table-cell table:style-name="ce25" table:formula="of:=[.H8]+rata" office:value-type="float" office:value="600.25" calcext:value-type="float">
            <text:p><text:s/>600,25 zł </text:p>
          </table:table-cell>
          <table:table-cell table:style-name="ce29" table:formula="of:=[.F9]*stopa2/12" office:value-type="float" office:value="0.500208333333333" calcext:value-type="float">
            <text:p><text:s/>0,50 zł </text:p>
          </table:table-cell>
          <table:table-cell table:style-name="ce34" table:formula="of:=[.F9]+[.G9]" office:value-type="float" office:value="600.750208333333" calcext:value-type="float">
            <text:p><text:s/>600,7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2/12" office:value-type="float" office:value="0.500208333333333" calcext:value-type="float">
            <text:p><text:s/>0,50 zł </text:p>
          </table:table-cell>
          <table:table-cell table:style-name="ce20" table:formula="of:=[.D9]+[.C10]+rata" office:value-type="float" office:value="900.750208333333" calcext:value-type="float">
            <text:p><text:s/>900,75 zł </text:p>
          </table:table-cell>
          <table:table-cell/>
          <table:table-cell table:style-name="ce25" table:formula="of:=[.H9]+rata" office:value-type="float" office:value="900.750208333333" calcext:value-type="float">
            <text:p><text:s/>900,75 zł </text:p>
          </table:table-cell>
          <table:table-cell table:style-name="ce29" table:formula="of:=[.F10]*stopa2/12" office:value-type="float" office:value="0.750625173611111" calcext:value-type="float">
            <text:p><text:s/>0,75 zł </text:p>
          </table:table-cell>
          <table:table-cell table:style-name="ce34" table:formula="of:=[.F10]+[.G10]" office:value-type="float" office:value="901.500833506944" calcext:value-type="float">
            <text:p><text:s/>901,5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2/12" office:value-type="float" office:value="0.750625173611111" calcext:value-type="float">
            <text:p><text:s/>0,75 zł </text:p>
          </table:table-cell>
          <table:table-cell table:style-name="ce20" table:formula="of:=[.D10]+[.C11]+rata" office:value-type="float" office:value="1201.50083350694" calcext:value-type="float">
            <text:p><text:s/>1 201,50 zł </text:p>
          </table:table-cell>
          <table:table-cell/>
          <table:table-cell table:style-name="ce25" table:formula="of:=[.H10]+rata" office:value-type="float" office:value="1201.50083350694" calcext:value-type="float">
            <text:p><text:s/>1 201,50 zł </text:p>
          </table:table-cell>
          <table:table-cell table:style-name="ce29" table:formula="of:=[.F11]*stopa2/12" office:value-type="float" office:value="1.00125069458912" calcext:value-type="float">
            <text:p><text:s/>1,00 zł </text:p>
          </table:table-cell>
          <table:table-cell table:style-name="ce34" table:formula="of:=[.F11]+[.G11]" office:value-type="float" office:value="1202.50208420153" calcext:value-type="float">
            <text:p><text:s/>1 202,5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2/12" office:value-type="float" office:value="1.00125069458912" calcext:value-type="float">
            <text:p><text:s/>1,00 zł </text:p>
          </table:table-cell>
          <table:table-cell table:style-name="ce20" table:formula="of:=[.D11]+[.C12]+rata" office:value-type="float" office:value="1502.50208420153" calcext:value-type="float">
            <text:p><text:s/>1 502,50 zł </text:p>
          </table:table-cell>
          <table:table-cell/>
          <table:table-cell table:style-name="ce25" table:formula="of:=[.H11]+rata" office:value-type="float" office:value="1502.50208420153" calcext:value-type="float">
            <text:p><text:s/>1 502,50 zł </text:p>
          </table:table-cell>
          <table:table-cell table:style-name="ce29" table:formula="of:=[.F12]*stopa2/12" office:value-type="float" office:value="1.25208507016794" calcext:value-type="float">
            <text:p><text:s/>1,25 zł </text:p>
          </table:table-cell>
          <table:table-cell table:style-name="ce34" table:formula="of:=[.F12]+[.G12]" office:value-type="float" office:value="1503.7541692717" calcext:value-type="float">
            <text:p><text:s/>1 503,7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2/12" office:value-type="float" office:value="1.25208507016794" calcext:value-type="float">
            <text:p><text:s/>1,25 zł </text:p>
          </table:table-cell>
          <table:table-cell table:style-name="ce20" table:formula="of:=[.D12]+[.C13]+rata" office:value-type="float" office:value="1803.7541692717" calcext:value-type="float">
            <text:p><text:s/>1 803,75 zł </text:p>
          </table:table-cell>
          <table:table-cell/>
          <table:table-cell table:style-name="ce25" table:formula="of:=[.H12]+rata" office:value-type="float" office:value="1803.7541692717" calcext:value-type="float">
            <text:p><text:s/>1 803,75 zł </text:p>
          </table:table-cell>
          <table:table-cell table:style-name="ce29" table:formula="of:=[.F13]*stopa2/12" office:value-type="float" office:value="1.50312847439308" calcext:value-type="float">
            <text:p><text:s/>1,50 zł </text:p>
          </table:table-cell>
          <table:table-cell table:style-name="ce34" table:formula="of:=[.F13]+[.G13]" office:value-type="float" office:value="1805.25729774609" calcext:value-type="float">
            <text:p><text:s/>1 805,2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2/12" office:value-type="float" office:value="1.50312847439308" calcext:value-type="float">
            <text:p><text:s/>1,50 zł </text:p>
          </table:table-cell>
          <table:table-cell table:style-name="ce20" table:formula="of:=[.D13]+[.C14]+rata" office:value-type="float" office:value="2105.25729774609" calcext:value-type="float">
            <text:p><text:s/>2 105,26 zł </text:p>
          </table:table-cell>
          <table:table-cell/>
          <table:table-cell table:style-name="ce25" table:formula="of:=[.H13]+rata" office:value-type="float" office:value="2105.25729774609" calcext:value-type="float">
            <text:p><text:s/>2 105,26 zł </text:p>
          </table:table-cell>
          <table:table-cell table:style-name="ce29" table:formula="of:=[.F14]*stopa2/12" office:value-type="float" office:value="1.75438108145508" calcext:value-type="float">
            <text:p><text:s/>1,75 zł </text:p>
          </table:table-cell>
          <table:table-cell table:style-name="ce34" table:formula="of:=[.F14]+[.G14]" office:value-type="float" office:value="2107.01167882755" calcext:value-type="float">
            <text:p><text:s/>2 107,01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2/12" office:value-type="float" office:value="1.75438108145508" calcext:value-type="float">
            <text:p><text:s/>1,75 zł </text:p>
          </table:table-cell>
          <table:table-cell table:style-name="ce20" table:formula="of:=[.D14]+[.C15]+rata" office:value-type="float" office:value="2407.01167882755" calcext:value-type="float">
            <text:p><text:s/>2 407,01 zł </text:p>
          </table:table-cell>
          <table:table-cell/>
          <table:table-cell table:style-name="ce25" table:formula="of:=[.H14]+rata" office:value-type="float" office:value="2407.01167882755" calcext:value-type="float">
            <text:p><text:s/>2 407,01 zł </text:p>
          </table:table-cell>
          <table:table-cell table:style-name="ce29" table:formula="of:=[.F15]*stopa2/12" office:value-type="float" office:value="2.00584306568962" calcext:value-type="float">
            <text:p><text:s/>2,01 zł </text:p>
          </table:table-cell>
          <table:table-cell table:style-name="ce34" table:formula="of:=[.F15]+[.G15]" office:value-type="float" office:value="2409.01752189324" calcext:value-type="float">
            <text:p><text:s/>2 409,0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2/12" office:value-type="float" office:value="2.00584306568962" calcext:value-type="float">
            <text:p><text:s/>2,01 zł </text:p>
          </table:table-cell>
          <table:table-cell table:style-name="ce20" table:formula="of:=[.D15]+[.C16]+rata" office:value-type="float" office:value="2709.01752189324" calcext:value-type="float">
            <text:p><text:s/>2 709,02 zł </text:p>
          </table:table-cell>
          <table:table-cell/>
          <table:table-cell table:style-name="ce25" table:formula="of:=[.H15]+rata" office:value-type="float" office:value="2709.01752189324" calcext:value-type="float">
            <text:p><text:s/>2 709,02 zł </text:p>
          </table:table-cell>
          <table:table-cell table:style-name="ce29" table:formula="of:=[.F16]*stopa2/12" office:value-type="float" office:value="2.2575146015777" calcext:value-type="float">
            <text:p><text:s/>2,26 zł </text:p>
          </table:table-cell>
          <table:table-cell table:style-name="ce34" table:formula="of:=[.F16]+[.G16]" office:value-type="float" office:value="2711.27503649482" calcext:value-type="float">
            <text:p><text:s/>2 711,2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2/12" office:value-type="float" office:value="2.2575146015777" calcext:value-type="float">
            <text:p><text:s/>2,26 zł </text:p>
          </table:table-cell>
          <table:table-cell table:style-name="ce20" table:formula="of:=[.D16]+[.C17]+rata" office:value-type="float" office:value="3011.27503649482" calcext:value-type="float">
            <text:p><text:s/>3 011,28 zł </text:p>
          </table:table-cell>
          <table:table-cell/>
          <table:table-cell table:style-name="ce25" table:formula="of:=[.H16]+rata" office:value-type="float" office:value="3011.27503649482" calcext:value-type="float">
            <text:p><text:s/>3 011,28 zł </text:p>
          </table:table-cell>
          <table:table-cell table:style-name="ce29" table:formula="of:=[.F17]*stopa2/12" office:value-type="float" office:value="2.50939586374568" calcext:value-type="float">
            <text:p><text:s/>2,51 zł </text:p>
          </table:table-cell>
          <table:table-cell table:style-name="ce34" table:formula="of:=[.F17]+[.G17]" office:value-type="float" office:value="3013.78443235856" calcext:value-type="float">
            <text:p><text:s/>3 013,7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2/12" office:value-type="float" office:value="2.50939586374568" calcext:value-type="float">
            <text:p><text:s/>2,51 zł </text:p>
          </table:table-cell>
          <table:table-cell table:style-name="ce20" table:formula="of:=[.D17]+[.C18]+rata" office:value-type="float" office:value="3313.78443235856" calcext:value-type="float">
            <text:p><text:s/>3 313,78 zł </text:p>
          </table:table-cell>
          <table:table-cell/>
          <table:table-cell table:style-name="ce25" table:formula="of:=[.H17]+rata" office:value-type="float" office:value="3313.78443235856" calcext:value-type="float">
            <text:p><text:s/>3 313,78 zł </text:p>
          </table:table-cell>
          <table:table-cell table:style-name="ce29" table:formula="of:=[.F18]*stopa2/12" office:value-type="float" office:value="2.76148702696547" calcext:value-type="float">
            <text:p><text:s/>2,76 zł </text:p>
          </table:table-cell>
          <table:table-cell table:style-name="ce34" table:formula="of:=[.F18]+[.G18]" office:value-type="float" office:value="3316.54591938553" calcext:value-type="float">
            <text:p><text:s/>3 316,55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2/12" office:value-type="float" office:value="2.76148702696547" calcext:value-type="float">
            <text:p><text:s/>2,76 zł </text:p>
          </table:table-cell>
          <table:table-cell table:style-name="ce20" table:formula="of:=[.D18]+[.C19]+rata" office:value-type="float" office:value="3616.54591938553" calcext:value-type="float">
            <text:p><text:s/>3 616,55 zł </text:p>
          </table:table-cell>
          <table:table-cell/>
          <table:table-cell table:style-name="ce25" table:formula="of:=[.H18]+rata" office:value-type="float" office:value="3616.54591938553" calcext:value-type="float">
            <text:p><text:s/>3 616,55 zł </text:p>
          </table:table-cell>
          <table:table-cell table:style-name="ce29" table:formula="of:=[.F19]*stopa2/12" office:value-type="float" office:value="3.01378826615461" calcext:value-type="float">
            <text:p><text:s/>3,01 zł </text:p>
          </table:table-cell>
          <table:table-cell table:style-name="ce34" table:formula="of:=[.F19]+[.G19]" office:value-type="float" office:value="3619.55970765168" calcext:value-type="float">
            <text:p><text:s/>3 619,56 zł </text:p>
          </table:table-cell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 table:formula="of:=SUM([.C8:.C19])" office:value-type="float" office:value="16.5459193855281" calcext:value-type="float">
            <text:p>16,5459193855281</text:p>
          </table:table-cell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99" table:formula="of:=FV(stopa2/12;12;-rata;start;0)" office:value-type="currency" office:currency="PLN" office:value="3616.54591938517" calcext:value-type="currency">
            <text:p>3 616,55 zł</text:p>
          </table:table-cell>
          <table:table-cell table:number-columns-repeated="3"/>
          <table:table-cell table:style-name="ce41" table:formula="of:=FV(stopa2/12;12;-rata;start;1)" office:value-type="float" office:value="3619.55970765132" calcext:value-type="float">
            <text:p>3 619,56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[.$A$2]*[.D3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65" table:formula="of:=[.$A$2]*[.D4]*10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65" table:formula="of:=[.$A$2]*[.D5]*10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65" table:formula="of:=[.$A$2]*[.D6]*10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65" table:formula="of:=[.$A$2]*[.D7]*10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65" table:formula="of:=[.$A$2]*[.D8]*10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65" table:formula="of:=[.$A$2]*[.D9]*10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65" table:formula="of:=[.$A$2]*[.D10]*10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65" table:formula="of:=[.$A$2]*[.D11]*10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65" table:formula="of:=[.$A$2]*[.D12]*10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65" table:formula="of:=[.$A$2]*[.D13]*10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65" table:formula="of:=[.$A$2]*[.D14]*10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65" table:formula="of:=[.$A$2]*[.D15]*10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65" table:formula="of:=[.$A$2]*[.D16]*10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,</number:text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4:40.10495079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31:15.619186281</dc:date>
    <meta:editing-cycles>16</meta:editing-cycles>
    <meta:editing-duration>P11DT14H5M47S</meta:editing-duration>
    <meta:generator>LibreOffice/6.0.2.1$Linux_X86_64 LibreOffice_project/00m0$Build-1</meta:generator>
    <meta:document-statistic meta:table-count="4" meta:cell-count="26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